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700000432D11357A4BDFC98BF.png" manifest:media-type="image/png"/>
  <manifest:file-entry manifest:full-path="Pictures/100000010000064700000432ABDD819E5F65D9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25.7cm" svg:height="17.175cm" draw:z-index="0"><draw:image xlink:href="Pictures/100000010000064700000432ABDD819E5F65D954.png" xlink:type="simple" xlink:show="embed" xlink:actuate="onLoad" draw:mime-type="image/png"/></draw:frame><text:soft-page-break/><text:line-break/><draw:frame draw:style-name="fr1" draw:name="Figura2" text:anchor-type="char" svg:width="25.7cm" svg:height="17.175cm" draw:z-index="1"><draw:image xlink:href="Pictures/100000010000064700000432D11357A4BDFC98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21:41:58.491603280</meta:creation-date>
    <dc:date>2024-06-18T21:43:23.355789195</dc:date>
    <meta:editing-duration>PT1M25S</meta:editing-duration>
    <meta:editing-cycles>1</meta:editing-cycles>
    <meta:document-statistic meta:table-count="0" meta:image-count="2" meta:object-count="0" meta:page-count="3" meta:paragraph-count="1" meta:word-count="0" meta:character-count="1" meta:non-whitespace-character-count="0"/>
    <meta:generator>LibreOffice/7.3.7.2$Linux_X86_64 LibreOffice_project/30$Build-2</meta:generator>
  </office:meta>
</office:document-meta>
</file>